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Ángulo objetivo</text:p>
          </table:table-cell>
          <table:table-cell/>
          <table:table-cell table:number-columns-repeated="3"/>
          <table:table-cell>
            <draw:frame table:end-cell-address="Hoja1.M19" table:end-x="1.64cm" table:end-y="0.186cm" draw:z-index="0" draw:style-name="gr1" draw:text-style-name="P1" svg:width="15.116cm" svg:height="8.315cm" svg:x="0.073cm" svg:y="0cm">
              <draw:object draw:notify-on-update-of-ranges="Hoja1.A2:Hoja1.A152 Hoja1.B1:Hoja1.B1 Hoja1.B2:Hoja1.B152 Hoja1.C1:Hoja1.C1 Hoja1.C2:Hoja1.C1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2.42152">
            <text:p>-52.421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39875">
            <text:p>-52.39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34187">
            <text:p>-51.341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2892">
            <text:p>-49.28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31512">
            <text:p>-46.315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52742">
            <text:p>-42.527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.06335">
            <text:p>-38.063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.08469">
            <text:p>-33.084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7.77185">
            <text:p>-27.771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.31737">
            <text:p>-22.317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6.91892">
            <text:p>-16.918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1.77212">
            <text:p>-11.772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063493">
            <text:p>-7.0634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963655">
            <text:p>-2.9636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295282">
            <text:p>-3.2952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454861">
            <text:p>-7.4548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.20907">
            <text:p>-12.209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7.38561">
            <text:p>-17.38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.79689">
            <text:p>-22.796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.24683">
            <text:p>-28.24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.53793">
            <text:p>-33.537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.47839">
            <text:p>-38.478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88926">
            <text:p>-42.889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61061">
            <text:p>-46.610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50765">
            <text:p>-49.507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47535">
            <text:p>-51.475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44243">
            <text:p>-52.44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37383">
            <text:p>-52.373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27204">
            <text:p>-51.272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17698">
            <text:p>-49.176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1646">
            <text:p>-46.16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34401">
            <text:p>-42.34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85374">
            <text:p>-37.85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2.85643">
            <text:p>-32.856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7.53327">
            <text:p>-27.533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.07706">
            <text:p>-22.077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6.68564">
            <text:p>-16.685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1.55427">
            <text:p>-11.554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.86898">
            <text:p>-6.868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799585">
            <text:p>-2.7995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1387619">
            <text:p>-0.013876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463706">
            <text:p>-3.4637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652832">
            <text:p>-7.6528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.42937">
            <text:p>-12.429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7.6203">
            <text:p>-17.62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.03748">
            <text:p>-23.037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.48453">
            <text:p>-28.48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.76416">
            <text:p>-33.76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.68496">
            <text:p>-38.684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3.06867">
            <text:p>-43.068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75637">
            <text:p>-46.756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61448">
            <text:p>-49.614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53937">
            <text:p>-51.539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46132">
            <text:p>-52.46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3469">
            <text:p>-52.34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20026">
            <text:p>-51.20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06298">
            <text:p>-49.06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01246">
            <text:p>-46.012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15932">
            <text:p>-42.159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6431">
            <text:p>-37.64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2.62757">
            <text:p>-32.627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7.29438">
            <text:p>-27.294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.83691">
            <text:p>-21.83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6.45281">
            <text:p>-16.452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1.33727">
            <text:p>-11.337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.675708">
            <text:p>-6.6757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636962">
            <text:p>-2.6369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83689">
            <text:p>-0.14836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633625">
            <text:p>-3.633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851991">
            <text:p>-7.8519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.65055">
            <text:p>-12.650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7.85549">
            <text:p>-17.855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.27809">
            <text:p>-23.27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.72196">
            <text:p>-28.721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.9897">
            <text:p>-33.98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.89053">
            <text:p>-38.890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3.24673">
            <text:p>-43.246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90055">
            <text:p>-46.900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71949">
            <text:p>-49.719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60145">
            <text:p>-51.60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4782">
            <text:p>-52.478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2.31797">
            <text:p>-52.317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12658">
            <text:p>-51.126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94721">
            <text:p>-48.947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8588">
            <text:p>-45.85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.97334">
            <text:p>-41.973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43154">
            <text:p>-37.431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2.39809">
            <text:p>-32.39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7.05531">
            <text:p>-27.055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.5969">
            <text:p>-21.59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6.22057">
            <text:p>-16.220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1.1212">
            <text:p>-11.12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.483605">
            <text:p>-6.4836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475907">
            <text:p>-2.4759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2845641">
            <text:p>-0.28456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804893">
            <text:p>-3.8048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.052188">
            <text:p>-8.052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.87246">
            <text:p>-12.872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.09104">
            <text:p>-18.091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.5188">
            <text:p>-23.5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.95894">
            <text:p>-28.958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4.21453">
            <text:p>-34.21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9.09499">
            <text:p>-39.09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3.42347">
            <text:p>-43.423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04304">
            <text:p>-47.043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82267">
            <text:p>-49.822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66156">
            <text:p>-51.661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49306">
            <text:p>-52.493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28704">
            <text:p>-52.287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05099">
            <text:p>-51.050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82967">
            <text:p>-48.829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70359">
            <text:p>-45.703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.78603">
            <text:p>-41.78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21907">
            <text:p>-37.219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2.16801">
            <text:p>-32.168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6.816">
            <text:p>-26.8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.35699">
            <text:p>-21.356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.98891">
            <text:p>-15.988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.90608">
            <text:p>-10.906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.292812">
            <text:p>-6.2928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316286">
            <text:p>-2.3162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4223575">
            <text:p>-0.42235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977651">
            <text:p>-3.9776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.253588">
            <text:p>-8.2535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3.09521">
            <text:p>-13.095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.32695">
            <text:p>-18.326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.75943">
            <text:p>-23.759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9.19567">
            <text:p>-29.195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4.43867">
            <text:p>-34.438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9.29834">
            <text:p>-39.29834</text:p>
          </table:table-cell>
          <table:table-cell table:number-columns-repeated="6"/>
          <table:table-cell table:style-name="ce1"/>
        </table:table-row>
        <table:table-row table:style-name="ro1">
          <table:table-cell/>
          <table:table-cell office:value-type="float" office:value="-43.59875">
            <text:p>-43.59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18397">
            <text:p>-47.183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92406">
            <text:p>-49.924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7197">
            <text:p>-51.71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059">
            <text:p>-52.50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25411">
            <text:p>-52.254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97345">
            <text:p>-50.973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71035">
            <text:p>-48.71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54681">
            <text:p>-45.546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.59747">
            <text:p>-41.597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00556">
            <text:p>-37.005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1.9373">
            <text:p>-31.93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6.57644">
            <text:p>-26.576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.11726">
            <text:p>-21.117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.75759">
            <text:p>-15.757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.69177">
            <text:p>-10.691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.10317">
            <text:p>-6.103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158184">
            <text:p>-2.158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5618636">
            <text:p>-0.56186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151811">
            <text:p>-4.1518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.456088">
            <text:p>-8.4560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3.31871">
            <text:p>-13.318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.56336">
            <text:p>-18.563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4.00017">
            <text:p>-24.000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9.43202">
            <text:p>-29.432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4.66207">
            <text:p>-34.662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9.50069">
            <text:p>-39.500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3.77272">
            <text:p>-43.772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32325">
            <text:p>-47.323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02361">
            <text:p>-50.023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77594">
            <text:p>-51.775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1673">
            <text:p>-52.516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21917">
            <text:p>-52.219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89401">
            <text:p>-50.89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58928">
            <text:p>-48.589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38857">
            <text:p>-45.388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.40775">
            <text:p>-41.407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6.79113">
            <text:p>-36.791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1.70601">
            <text:p>-31.706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6.33679">
            <text:p>-26.336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.87783">
            <text:p>-20.877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.52706">
            <text:p>-15.527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.47839">
            <text:p>-10.478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91478">
            <text:p>-5.91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001683">
            <text:p>-2.001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7030141">
            <text:p>-0.70301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327359">
            <text:p>-4.3273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.659582">
            <text:p>-8.659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3.54286">
            <text:p>-13.542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.80014">
            <text:p>-18.800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4.2409">
            <text:p>-24.24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9.66788">
            <text:p>-29.667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4.88461">
            <text:p>-34.884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9.70194">
            <text:p>-39.70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3.94529">
            <text:p>-43.945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46082">
            <text:p>-47.460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12127">
            <text:p>-50.121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83015">
            <text:p>-51.83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2554">
            <text:p>-52.525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18222">
            <text:p>-52.18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81269">
            <text:p>-50.812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46652">
            <text:p>-48.466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22874">
            <text:p>-45.228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.2167">
            <text:p>-41.21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6.57588">
            <text:p>-36.575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1.47428">
            <text:p>-31.474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6.09686">
            <text:p>-26.09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.6385">
            <text:p>-20.63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.29701">
            <text:p>-15.297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.26605">
            <text:p>-10.266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72774">
            <text:p>-5.727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846649">
            <text:p>-1.8466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8457302">
            <text:p>-0.84573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504205">
            <text:p>-4.5042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.86424">
            <text:p>-8.864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3.76783">
            <text:p>-13.767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03716">
            <text:p>-19.037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4.4815">
            <text:p>-24.48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9.90343">
            <text:p>-29.903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10647">
            <text:p>-35.106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9.90198">
            <text:p>-39.901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11636">
            <text:p>-44.116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59678">
            <text:p>-47.596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21712">
            <text:p>-50.217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88242">
            <text:p>-51.882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3232">
            <text:p>-52.53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1433">
            <text:p>-52.14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72944">
            <text:p>-50.729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34197">
            <text:p>-48.341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06748">
            <text:p>-45.067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.02451">
            <text:p>-41.024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6.35964">
            <text:p>-36.359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1.2419">
            <text:p>-31.2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.85688">
            <text:p>-25.856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.39951">
            <text:p>-20.399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.06767">
            <text:p>-15.067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.05457">
            <text:p>-10.05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541893">
            <text:p>-5.5418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693238">
            <text:p>-1.6932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9900668">
            <text:p>-0.99006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682494">
            <text:p>-4.6824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.06986">
            <text:p>-9.069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3.99351">
            <text:p>-13.993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27464">
            <text:p>-19.274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4.72205">
            <text:p>-24.722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.13856">
            <text:p>-30.138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32744">
            <text:p>-35.327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0.10089">
            <text:p>-40.100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28608">
            <text:p>-44.286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73101">
            <text:p>-47.731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31112">
            <text:p>-50.311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93269">
            <text:p>-51.932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3709">
            <text:p>-52.537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10238">
            <text:p>-52.102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64434">
            <text:p>-50.644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21569">
            <text:p>-48.215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90466">
            <text:p>-44.904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0.83112">
            <text:p>-40.831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6.14252">
            <text:p>-36.142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1.00912">
            <text:p>-31.009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.61677">
            <text:p>-25.616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.16066">
            <text:p>-20.160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4.83895">
            <text:p>-14.838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.844065">
            <text:p>-9.8440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357419">
            <text:p>-5.357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541387">
            <text:p>-1.5413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13608">
            <text:p>-1.136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861971">
            <text:p>-4.8619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.276616">
            <text:p>-9.2766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4.21969">
            <text:p>-14.219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51244">
            <text:p>-19.512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4.96265">
            <text:p>-24.962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.37303">
            <text:p>-30.373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5477">
            <text:p>-35.54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0.29875">
            <text:p>-40.29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45436">
            <text:p>-44.45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86362">
            <text:p>-47.863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40317">
            <text:p>-50.403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981">
            <text:p>-51.9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3984">
            <text:p>-52.539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05946">
            <text:p>-52.059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5573">
            <text:p>-50.55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08782">
            <text:p>-48.087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74035">
            <text:p>-44.74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0.63645">
            <text:p>-40.636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92473">
            <text:p>-35.924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.77572">
            <text:p>-30.775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.37642">
            <text:p>-25.376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92206">
            <text:p>-19.922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4.61075">
            <text:p>-14.61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.634737">
            <text:p>-9.6347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174167">
            <text:p>-5.1741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391039">
            <text:p>-1.3910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283697">
            <text:p>-1.2836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042951">
            <text:p>-5.0429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.484401">
            <text:p>-9.484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4.44675">
            <text:p>-14.446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75033">
            <text:p>-19.75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.20318">
            <text:p>-25.203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.60725">
            <text:p>-30.607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76714">
            <text:p>-35.767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0.49545">
            <text:p>-40.495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62105">
            <text:p>-44.621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99454">
            <text:p>-47.994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49343">
            <text:p>-50.493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0273">
            <text:p>-52.02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4057">
            <text:p>-52.540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01459">
            <text:p>-52.014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46839">
            <text:p>-50.468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95812">
            <text:p>-47.958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57456">
            <text:p>-44.574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0.44041">
            <text:p>-40.440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70549">
            <text:p>-35.705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.54141">
            <text:p>-30.541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.1353">
            <text:p>-25.1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6831">
            <text:p>-19.68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4.38239">
            <text:p>-14.382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.425276">
            <text:p>-9.4252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991406">
            <text:p>-4.9914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241469">
            <text:p>-1.2414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434267">
            <text:p>-1.4342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227085">
            <text:p>-5.2270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.695291">
            <text:p>-9.6952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4.67696">
            <text:p>-14.676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99154">
            <text:p>-19.991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.44645">
            <text:p>-25.446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.84398">
            <text:p>-30.843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98852">
            <text:p>-35.988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0.69364">
            <text:p>-40.693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78881">
            <text:p>-44.788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12563">
            <text:p>-48.125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58317">
            <text:p>-50.583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07236">
            <text:p>-52.072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3923">
            <text:p>-52.539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96692">
            <text:p>-51.966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3761">
            <text:p>-50.37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82444">
            <text:p>-47.824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40442">
            <text:p>-44.404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0.23997">
            <text:p>-40.239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48202">
            <text:p>-35.482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.303">
            <text:p>-30.3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4.8906">
            <text:p>-24.89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44097">
            <text:p>-19.440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4.15161">
            <text:p>-14.151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.214208">
            <text:p>-9.2142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8077">
            <text:p>-4.80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091782">
            <text:p>-1.0917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587687">
            <text:p>-1.5876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413899">
            <text:p>-5.4138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.90873">
            <text:p>-9.908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4.90928">
            <text:p>-14.909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.23434">
            <text:p>-20.234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.69091">
            <text:p>-25.690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1.08125">
            <text:p>-31.08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6.21001">
            <text:p>-36.21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0.89131">
            <text:p>-40.891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95551">
            <text:p>-44.955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25531">
            <text:p>-48.255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67112">
            <text:p>-50.671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11541">
            <text:p>-52.115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3581">
            <text:p>-52.535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91711">
            <text:p>-51.917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28172">
            <text:p>-50.281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6889">
            <text:p>-47.68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23263">
            <text:p>-44.232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0.03815">
            <text:p>-40.038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2575">
            <text:p>-35.25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.06391">
            <text:p>-30.063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4.6456">
            <text:p>-24.64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19895">
            <text:p>-19.198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3.92133">
            <text:p>-13.921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.004021">
            <text:p>-9.004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625222">
            <text:p>-4.62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9436235">
            <text:p>-0.94362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742871">
            <text:p>-1.7428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602226">
            <text:p>-5.6022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.12338">
            <text:p>-10.123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.14226">
            <text:p>-15.142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.4774">
            <text:p>-20.47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.93524">
            <text:p>-25.935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1.318">
            <text:p>-31.3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6.43059">
            <text:p>-36.430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.08774">
            <text:p>-41.087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12066">
            <text:p>-45.120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3832">
            <text:p>-48.38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75712">
            <text:p>-50.757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15639">
            <text:p>-52.156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303">
            <text:p>-52.53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8653">
            <text:p>-51.86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18548">
            <text:p>-50.185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55173">
            <text:p>-47.551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.0595">
            <text:p>-44.05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9.83534">
            <text:p>-39.835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03235">
            <text:p>-35.032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9.82458">
            <text:p>-29.824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4.40077">
            <text:p>-24.400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.95748">
            <text:p>-18.957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3.69199">
            <text:p>-13.691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.795107">
            <text:p>-8.7951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444308">
            <text:p>-4.4443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7972699">
            <text:p>-0.79726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89953">
            <text:p>-1.899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791719">
            <text:p>-5.7917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.33883">
            <text:p>-10.338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.37609">
            <text:p>-15.376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.72092">
            <text:p>-20.720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6.17964">
            <text:p>-26.179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1.55442">
            <text:p>-31.554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6.65046">
            <text:p>-36.650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.28308">
            <text:p>-41.283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28441">
            <text:p>-45.28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50941">
            <text:p>-48.509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84123">
            <text:p>-50.841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19534">
            <text:p>-52.195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2269">
            <text:p>-52.522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81139">
            <text:p>-51.811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08724">
            <text:p>-50.087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41272">
            <text:p>-47.412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3.88474">
            <text:p>-43.884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9.63118">
            <text:p>-39.631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4.80618">
            <text:p>-34.806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9.5846">
            <text:p>-29.58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4.15568">
            <text:p>-24.155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.71616">
            <text:p>-18.716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3.46318">
            <text:p>-13.463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.587106">
            <text:p>-8.587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264813">
            <text:p>-4.2648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6525983">
            <text:p>-0.65259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057791">
            <text:p>-2.0577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98253">
            <text:p>-5.982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.55528">
            <text:p>-10.555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.61032">
            <text:p>-15.6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.96446">
            <text:p>-20.964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6.42365">
            <text:p>-26.423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1.79006">
            <text:p>-31.79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6.86919">
            <text:p>-36.869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.47699">
            <text:p>-41.476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44645">
            <text:p>-45.446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63372">
            <text:p>-48.633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.92329">
            <text:p>-50.923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2322">
            <text:p>-52.23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1299">
            <text:p>-52.512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7555">
            <text:p>-51.75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98717">
            <text:p>-49.987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2721">
            <text:p>-47.27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3.70868">
            <text:p>-43.708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9.42605">
            <text:p>-39.426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4.57941">
            <text:p>-34.579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9.34442">
            <text:p>-29.344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.91078">
            <text:p>-23.910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.47543">
            <text:p>-18.475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3.23533">
            <text:p>-13.235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.380404">
            <text:p>-8.3804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086586">
            <text:p>-4.0865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5094925">
            <text:p>-0.50949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217786">
            <text:p>-2.2177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.174816">
            <text:p>-6.1748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.77289">
            <text:p>-10.772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.84537">
            <text:p>-15.845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.20843">
            <text:p>-21.208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6.6677">
            <text:p>-26.66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2.02534">
            <text:p>-32.025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08718">
            <text:p>-37.087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.66978">
            <text:p>-41.669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60706">
            <text:p>-45.607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75633">
            <text:p>-48.756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00346">
            <text:p>-51.003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26701">
            <text:p>-52.267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50119">
            <text:p>-52.501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69757">
            <text:p>-51.697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8852">
            <text:p>-49.88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.12979">
            <text:p>-47.129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3.53117">
            <text:p>-43.531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9.21978">
            <text:p>-39.219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4.35187">
            <text:p>-34.351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9.10384">
            <text:p>-29.103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.66588">
            <text:p>-23.665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.23509">
            <text:p>-18.235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3.00826">
            <text:p>-13.00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.174831">
            <text:p>-8.1748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909962">
            <text:p>-3.9099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3682172">
            <text:p>-0.36821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379217">
            <text:p>-2.3792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.368223">
            <text:p>-6.3682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.99126">
            <text:p>-10.991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6.08079">
            <text:p>-16.080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.45237">
            <text:p>-21.452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6.91132">
            <text:p>-26.91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2.25981">
            <text:p>-32.259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304">
            <text:p>-37.3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.8611">
            <text:p>-41.86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76593">
            <text:p>-45.765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87701">
            <text:p>-48.877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08157">
            <text:p>-51.081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29972">
            <text:p>-52.299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48732">
            <text:p>-52.487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63756">
            <text:p>-51.637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78124">
            <text:p>-49.781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98564">
            <text:p>-46.985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3.35207">
            <text:p>-43.352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9.01221">
            <text:p>-39.012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4.12335">
            <text:p>-34.123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.86266">
            <text:p>-28.862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.42078">
            <text:p>-23.420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7.99495">
            <text:p>-17.994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.78178">
            <text:p>-12.781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970223">
            <text:p>-7.9702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73464">
            <text:p>-3.734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2285333">
            <text:p>-0.2285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542361">
            <text:p>-2.5423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.563077">
            <text:p>-6.5630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1.21077">
            <text:p>-11.210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6.31699">
            <text:p>-16.316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.6967">
            <text:p>-21.69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7.15493">
            <text:p>-27.154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2.49387">
            <text:p>-32.493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52003">
            <text:p>-37.520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05127">
            <text:p>-42.051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.92336">
            <text:p>-45.923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.99597">
            <text:p>-48.995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15776">
            <text:p>-51.157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33039">
            <text:p>-52.330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47134">
            <text:p>-52.47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57552">
            <text:p>-51.575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67539">
            <text:p>-49.675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83981">
            <text:p>-46.839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3.17154">
            <text:p>-43.171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.80354">
            <text:p>-38.803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.89408">
            <text:p>-33.894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.62111">
            <text:p>-28.621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.17571">
            <text:p>-23.175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7.75523">
            <text:p>-17.755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.55611">
            <text:p>-12.556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766774">
            <text:p>-7.7667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560785">
            <text:p>-3.5607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9057583">
            <text:p>-0.090575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706768">
            <text:p>-2.7067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.758847">
            <text:p>-6.7588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1.4308">
            <text:p>-11.43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6.55332">
            <text:p>-16.553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.94076">
            <text:p>-21.94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7.39787">
            <text:p>-27.397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2.72689">
            <text:p>-32.726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73469">
            <text:p>-37.734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23978">
            <text:p>-42.239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07889">
            <text:p>-46.078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11289">
            <text:p>-49.112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23183">
            <text:p>-51.231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35892">
            <text:p>-52.358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4533">
            <text:p>-52.45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51157">
            <text:p>-51.511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56784">
            <text:p>-49.567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69256">
            <text:p>-46.692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98993">
            <text:p>-42.989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.59414">
            <text:p>-38.594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.6645">
            <text:p>-33.66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.37965">
            <text:p>-28.379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.93113">
            <text:p>-22.931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7.51639">
            <text:p>-17.516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.33167">
            <text:p>-12.331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564861">
            <text:p>-7.5648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388722">
            <text:p>-3.3887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873013">
            <text:p>-2.8730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.956214">
            <text:p>-6.9562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1.65214">
            <text:p>-11.652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6.79061">
            <text:p>-16.790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.1854">
            <text:p>-22.18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7.64099">
            <text:p>-27.640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2.95968">
            <text:p>-32.959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94872">
            <text:p>-37.948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42728">
            <text:p>-42.427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23308">
            <text:p>-46.233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22818">
            <text:p>-49.228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30404">
            <text:p>-51.304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38543">
            <text:p>-52.385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43315">
            <text:p>-52.433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44548">
            <text:p>-51.445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45823">
            <text:p>-49.458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54338">
            <text:p>-46.543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8066">
            <text:p>-42.80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.3833">
            <text:p>-38.38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.43378">
            <text:p>-33.433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.13743">
            <text:p>-28.137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.68618">
            <text:p>-22.686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7.27759">
            <text:p>-17.277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.10767">
            <text:p>-12.107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363778">
            <text:p>-7.3637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217845">
            <text:p>-3.2178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040791">
            <text:p>-3.0407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154816">
            <text:p>-7.1548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1.87437">
            <text:p>-11.874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7.02841">
            <text:p>-17.028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.43015">
            <text:p>-22.43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7.88383">
            <text:p>-27.883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.19181">
            <text:p>-33.191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.16171">
            <text:p>-38.161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61343">
            <text:p>-42.613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38563">
            <text:p>-46.385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34161">
            <text:p>-49.341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37424">
            <text:p>-51.374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40985">
            <text:p>-52.409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41091">
            <text:p>-52.410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37739">
            <text:p>-51.377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34674">
            <text:p>-49.346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39255">
            <text:p>-46.392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62188">
            <text:p>-42.62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.1714">
            <text:p>-38.17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.20237">
            <text:p>-33.202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7.8949">
            <text:p>-27.89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.44131">
            <text:p>-22.441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7.03926">
            <text:p>-17.039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1.88452">
            <text:p>-11.884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163899">
            <text:p>-7.1638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048476">
            <text:p>-3.0484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210092">
            <text:p>-3.2100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35464">
            <text:p>-7.354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.09748">
            <text:p>-12.097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7.26671">
            <text:p>-17.266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.67501">
            <text:p>-22.675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.12638">
            <text:p>-28.12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.42325">
            <text:p>-33.423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.37366">
            <text:p>-38.373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79821">
            <text:p>-42.79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53654">
            <text:p>-46.536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45298">
            <text:p>-49.45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44231">
            <text:p>-51.442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43214">
            <text:p>-52.432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.38663">
            <text:p>-52.386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.30741">
            <text:p>-51.307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.23359">
            <text:p>-49.233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.24034">
            <text:p>-46.240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.43613">
            <text:p>-42.436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95883">
            <text:p>-37.958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2.9707">
            <text:p>-32.97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7.6525">
            <text:p>-27.65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.19699">
            <text:p>-22.196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6.80186">
            <text:p>-16.801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1.66265">
            <text:p>-11.662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.965593">
            <text:p>-6.9655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.880925">
            <text:p>-2.8809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.380594">
            <text:p>-3.3805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55531">
            <text:p>-7.55531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1/07/2014</text:date>, <text:time>16:3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6-05T15:08:43.84</meta:creation-date>
    <dc:date>2014-07-21T16:31:17.85</dc:date>
    <dc:creator>W W</dc:creator>
    <meta:editing-duration>PT4H37M4S</meta:editing-duration>
    <meta:editing-cycles>5</meta:editing-cycles>
    <meta:generator>OpenOffice/4.0.1$Win32 OpenOffice.org_project/401m5$Build-9714</meta:generator>
    <meta:printed-by>W W</meta:printed-by>
    <meta:print-date>2014-07-08T17:52:38.69</meta:print-date>
    <meta:document-statistic meta:table-count="3" meta:cell-count="78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17cm" svg:height="8.316cm" xlink:href=".." xlink:type="simple" chart:class="chart:line" chart:style-name="ch1">
        <chart:plot-area chart:style-name="ch2" table:cell-range-address="Hoja1.A1:Hoja1.C152" chart:data-source-has-labels="both" svg:x="1.34cm" svg:y="0.799cm" svg:width="13.173cm" svg:height="6.343cm">
          <chartooo:coordinate-region svg:x="2.067cm" svg:y="1.011cm" svg:width="12.352cm" svg:height="5.459cm"/>
          <chart:axis chart:dimension="x" chart:name="primary-x" chart:style-name="ch3" chartooo:axis-type="auto">
            <chartooo:date-scale/>
            <chart:title svg:x="6.427cm" svg:y="7.309cm" chart:style-name="ch4">
              <text:p>Tiempo (segundos)</text:p>
            </chart:title>
            <chart:categories table:cell-range-address="Hoja1.A2:Hoja1.A152"/>
          </chart:axis>
          <chart:axis chart:dimension="y" chart:name="primary-y" chart:style-name="ch5">
            <chart:title svg:x="0.451cm" svg:y="5.787cm" chart:style-name="ch6">
              <text:p>Ángulo objetivo (grados)</text:p>
            </chart:title>
            <chart:grid chart:style-name="ch7" chart:class="major"/>
          </chart:axis>
          <chart:series chart:style-name="ch8" chart:values-cell-range-address="Hoja1.B2:Hoja1.B152" chart:label-cell-address="Hoja1.B1:Hoja1.B1" chart:class="chart:line">
            <chart:data-point chart:repeated="151"/>
          </chart:series>
          <chart:series chart:style-name="ch9" chart:values-cell-range-address="Hoja1.C2:Hoja1.C152" chart:label-cell-address="Hoja1.C1:Hoja1.C1" chart:class="chart:line">
            <chart:data-point chart:repeated="1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Ángulo objetivo</text:p>
                <draw:g>
                  <svg:desc>Hoja1.B1:Hoja1.B1</svg:desc>
                </draw:g>
              </table:table-cell>
              <table:table-cell office:value-type="string">
                <text:p/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152</svg:desc>
                </draw:g>
              </table:table-cell>
              <table:table-cell office:value-type="float" office:value="-52.42152">
                <text:p>-52.42152</text:p>
                <draw:g>
                  <svg:desc>Hoja1.B2:Hoja1.B152</svg:desc>
                </draw:g>
              </table:table-cell>
              <table:table-cell office:value-type="float" office:value="NaN">
                <text:p>NaN</text:p>
                <draw:g>
                  <svg:desc>Hoja1.C2:Hoja1.C1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39875">
                <text:p>-52.3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34187">
                <text:p>-51.34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2892">
                <text:p>-49.2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31512">
                <text:p>-46.3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52742">
                <text:p>-42.52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06335">
                <text:p>-38.06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08469">
                <text:p>-33.08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77185">
                <text:p>-27.77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31737">
                <text:p>-22.31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91892">
                <text:p>-16.91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77212">
                <text:p>-11.77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063493">
                <text:p>-7.063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963655">
                <text:p>-2.963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295282">
                <text:p>-3.295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454861">
                <text:p>-7.45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20907">
                <text:p>-12.20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38561">
                <text:p>-17.38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79689">
                <text:p>-22.79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24683">
                <text:p>-28.24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53793">
                <text:p>-33.5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47839">
                <text:p>-38.47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88926">
                <text:p>-42.88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61061">
                <text:p>-46.6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50765">
                <text:p>-49.50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47535">
                <text:p>-51.47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44243">
                <text:p>-52.44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37383">
                <text:p>-52.37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27204">
                <text:p>-51.27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17698">
                <text:p>-49.17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1646">
                <text:p>-46.1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34401">
                <text:p>-42.34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85374">
                <text:p>-37.85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85643">
                <text:p>-32.85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53327">
                <text:p>-27.53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07706">
                <text:p>-22.07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68564">
                <text:p>-16.68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55427">
                <text:p>-11.55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86898">
                <text:p>-6.86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799585">
                <text:p>-2.79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387619">
                <text:p>-0.01387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463706">
                <text:p>-3.463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652832">
                <text:p>-7.65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2937">
                <text:p>-12.42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6203">
                <text:p>-17.6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3748">
                <text:p>-23.03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48453">
                <text:p>-28.48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76416">
                <text:p>-33.76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68496">
                <text:p>-38.6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06867">
                <text:p>-43.06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75637">
                <text:p>-46.75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61448">
                <text:p>-49.6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53937">
                <text:p>-51.53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46132">
                <text:p>-52.46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3469">
                <text:p>-52.3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20026">
                <text:p>-51.2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06298">
                <text:p>-49.06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01246">
                <text:p>-46.0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15932">
                <text:p>-42.15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6431">
                <text:p>-37.6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62757">
                <text:p>-32.6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29438">
                <text:p>-27.29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83691">
                <text:p>-21.83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45281">
                <text:p>-16.45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33727">
                <text:p>-11.33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675708">
                <text:p>-6.675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636962">
                <text:p>-2.636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483689">
                <text:p>-0.1483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633625">
                <text:p>-3.63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851991">
                <text:p>-7.851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65055">
                <text:p>-12.65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85549">
                <text:p>-17.85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27809">
                <text:p>-23.27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72196">
                <text:p>-28.7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9897">
                <text:p>-33.9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89053">
                <text:p>-38.89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24673">
                <text:p>-43.24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90055">
                <text:p>-46.9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71949">
                <text:p>-49.71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60145">
                <text:p>-51.60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4782">
                <text:p>-52.4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52.31797">
                <text:p>-52.31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12658">
                <text:p>-51.12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.94721">
                <text:p>-48.94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5.8588">
                <text:p>-45.8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97334">
                <text:p>-41.97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43154">
                <text:p>-37.43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39809">
                <text:p>-32.39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05531">
                <text:p>-27.05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5969">
                <text:p>-21.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22057">
                <text:p>-16.22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1212">
                <text:p>-11.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483605">
                <text:p>-6.483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475907">
                <text:p>-2.475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845641">
                <text:p>-0.2845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804893">
                <text:p>-3.80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052188">
                <text:p>-8.052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87246">
                <text:p>-12.87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09104">
                <text:p>-18.0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5188">
                <text:p>-23.5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95894">
                <text:p>-28.95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21453">
                <text:p>-34.2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.09499">
                <text:p>-39.09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42347">
                <text:p>-43.42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.04304">
                <text:p>-47.0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82267">
                <text:p>-49.82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66156">
                <text:p>-51.66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49306">
                <text:p>-52.49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28704">
                <text:p>-52.2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05099">
                <text:p>-51.05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.82967">
                <text:p>-48.82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5.70359">
                <text:p>-45.70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78603">
                <text:p>-41.78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21907">
                <text:p>-37.21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16801">
                <text:p>-32.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816">
                <text:p>-26.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35699">
                <text:p>-21.35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98891">
                <text:p>-15.98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90608">
                <text:p>-10.9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292812">
                <text:p>-6.292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316286">
                <text:p>-2.316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